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7159" officeooo:paragraph-rsid="00057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fdf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1:03:56.676086384</meta:creation-date>
    <dc:date>2023-04-11T11:04:18.508079419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4.2.3$MacOSX_X86_64 LibreOffice_project/382eef1f22670f7f4118c8c2dd222ec7ad009daf</meta:generator>
  </office:meta>
</office:document-meta>
</file>